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top" draw:auto-grow-height="false" fo:min-height="16.21cm" fo:min-width="25.61cm"/>
    </style:style>
    <style:style style:name="gr2" style:family="graphic" style:parent-style-name="standard">
      <style:graphic-properties draw:fill="solid" draw:fill-color="#fffbcc" draw:textarea-horizontal-align="justify" draw:textarea-vertical-align="top" draw:auto-grow-height="false" fo:min-height="13.294cm" fo:min-width="23.795cm"/>
    </style:style>
    <style:style style:name="gr3" style:family="graphic" style:parent-style-name="standard">
      <style:graphic-properties draw:fill="solid" draw:fill-color="#ffe5ca" draw:textarea-horizontal-align="justify" draw:textarea-vertical-align="top" draw:auto-grow-height="false" fo:min-height="1.678cm" fo:min-width="22.728cm"/>
    </style:style>
    <style:style style:name="gr4" style:family="graphic" style:parent-style-name="standard">
      <style:graphic-properties draw:fill="solid" draw:fill-color="#ffe5ca" draw:textarea-horizontal-align="justify" draw:textarea-vertical-align="top" draw:auto-grow-height="false" fo:min-height="7.066cm" fo:min-width="13.165cm"/>
    </style:style>
    <style:style style:name="gr5" style:family="graphic" style:parent-style-name="standard">
      <style:graphic-properties draw:fill="solid" draw:fill-color="#ffe5ca" draw:textarea-horizontal-align="justify" draw:textarea-vertical-align="top" draw:auto-grow-height="false" fo:min-height="7.085cm" fo:min-width="8.266cm"/>
    </style:style>
    <style:style style:name="gr6" style:family="graphic" style:parent-style-name="objectwithoutfill">
      <style:graphic-properties svg:stroke-width="0.106cm" svg:stroke-color="#000080" draw:marker-start-width="0.3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fill="solid" draw:fill-color="#fcd3c1" draw:textarea-horizontal-align="justify" draw:textarea-vertical-align="top" draw:auto-grow-height="false" fo:min-height="1.638cm" fo:min-width="9.829cm"/>
    </style:style>
    <style:style style:name="gr8" style:family="graphic" style:parent-style-name="standard">
      <style:graphic-properties draw:fill="solid" draw:fill-color="#fcd3c1" draw:textarea-horizontal-align="justify" draw:textarea-vertical-align="top" draw:auto-grow-height="false" fo:min-height="1.639cm" fo:min-width="9.829cm"/>
    </style:style>
    <style:style style:name="gr9" style:family="graphic" style:parent-style-name="standard">
      <style:graphic-properties draw:fill="solid" draw:fill-color="#eeeeee" draw:textarea-horizontal-align="justify" draw:textarea-vertical-align="top" draw:auto-grow-height="false" fo:min-height="11.732cm" fo:min-width="25.662cm"/>
    </style:style>
    <style:style style:name="gr10" style:family="graphic" style:parent-style-name="standard">
      <style:graphic-properties draw:fill="solid" draw:fill-color="#fffbcc" draw:textarea-horizontal-align="justify" draw:textarea-vertical-align="top" draw:auto-grow-height="false" fo:min-height="2.172cm" fo:min-width="23.923cm"/>
    </style:style>
    <style:style style:name="gr11" style:family="graphic" style:parent-style-name="standard">
      <style:graphic-properties draw:fill="solid" draw:fill-color="#fffbcc" draw:textarea-horizontal-align="justify" draw:textarea-vertical-align="top" draw:auto-grow-height="false" fo:min-height="5.286cm" fo:min-width="23.88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e0efd4" draw:textarea-horizontal-align="justify" draw:textarea-vertical-align="top" draw:auto-grow-height="false" fo:min-height="3.162cm" fo:min-width="5.612cm"/>
    </style:style>
    <style:style style:name="gr14" style:family="graphic" style:parent-style-name="standard">
      <style:graphic-properties draw:fill="solid" draw:fill-color="#c2e0ae" draw:textarea-horizontal-align="justify" draw:textarea-vertical-align="top" draw:auto-grow-height="false" fo:min-height="0.592cm" fo:min-width="4.842cm"/>
    </style:style>
    <style:style style:name="gr15" style:family="graphic" style:parent-style-name="standard">
      <style:graphic-properties draw:fill="solid" draw:fill-color="#eeeeee" draw:textarea-horizontal-align="justify" draw:textarea-vertical-align="top" draw:auto-grow-height="false" fo:min-height="1.332cm" fo:min-width="25.78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fffbcc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ffe5ca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cd3c1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color="#003d73"/>
    </style:style>
    <style:style style:name="P8" style:family="paragraph">
      <loext:graphic-properties draw:fill="solid" draw:fill-color="#e0efd4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 draw:fill-color="#c2e0a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ourier" fo:font-size="12pt" style:font-size-asian="12pt" style:font-size-complex="12pt"/>
    </style:style>
    <style:style style:name="T3" style:family="text">
      <style:text-properties fo:color="#003d7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6.3cm" svg:height="16.65cm" svg:x="1.35cm" svg:y="4.23cm">
          <text:p text:style-name="P1"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S</text:span><text:span text:style-name="T1">u</text:span><text:span text:style-name="T1">b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/text:p>
          <text:p text:style-name="P1"><text:span text:style-name="T2">c</text:span><text:span text:style-name="T2">o</text:span><text:span text:style-name="T2">m</text:span><text:span text:style-name="T2">.</text:span><text:span text:style-name="T2">e</text:span><text:span text:style-name="T2">v</text:span><text:span text:style-name="T2">o</text:span><text:span text:style-name="T2">l</text:span><text:span text:style-name="T2">v</text:span><text:span text:style-name="T2">e</text:span><text:span text:style-name="T2">u</text:span><text:span text:style-name="T2">m</text:span><text:span text:style-name="T2">.</text:span><text:span text:style-name="T2">m</text:span><text:span text:style-name="T2">i</text:span><text:span text:style-name="T2">d</text:span><text:span text:style-name="T2">p</text:span><text:span text:style-name="T2">o</text:span><text:span text:style-name="T2">i</text:span><text:span text:style-name="T2">n</text:span><text:span text:style-name="T2">t</text:span><text:span text:style-name="T2">.</text:span><text:span text:style-name="T2">m</text:span><text:span text:style-name="T2">o</text:span><text:span text:style-name="T2">d</text:span><text:span text:style-name="T2">e</text:span><text:span text:style-name="T2">l</text:span><text:span text:style-name="T2">.</text:span><text:span text:style-name="T2">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23.275344931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4.451cm" svg:height="13.7cm" svg:x="2.049cm" svg:y="6.18cm">
          <text:p text:style-name="P1"><text:span text:style-name="T1">Lens</text:span></text:p>
          <text:p text:style-name="P1"><text:span text:style-name="T2">com.evolve</text:span><text:span text:style-name="T2">um.midpoin</text:span><text:span text:style-name="T2">t.model.im</text:span><text:span text:style-name="T2">pl.lens.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23.275344931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23.25cm" svg:height="1.95cm" svg:x="2.85cm" svg:y="8.18cm">
          <draw:glue-point draw:id="4" svg:x="-3.365cm" svg:y="-5cm"/>
          <draw:glue-point draw:id="5" svg:x="-0.677cm" svg:y="5.008cm"/>
          <draw:glue-point draw:id="6" svg:x="0.72cm" svg:y="5cm"/>
          <draw:glue-point draw:id="7" svg:x="-1.344cm" svg:y="5cm"/>
          <draw:glue-point draw:id="8" svg:x="1.58cm" svg:y="5.008cm"/>
          <text:p text:style-name="P1"><text:span text:style-name="T1">Cloc</text:span><text:span text:style-name="T1">kwo</text:span><text:span text:style-name="T1">rk</text:span></text:p>
          <text:p text:style-name="P1"><text:span text:style-name="T2">com.</text:span><text:span text:style-name="T2">evol</text:span><text:span text:style-name="T2">veum</text:span><text:span text:style-name="T2">.mid</text:span><text:span text:style-name="T2">poin</text:span><text:span text:style-name="T2">t.mo</text:span><text:span text:style-name="T2">del.</text:span><text:span text:style-name="T2">impl</text:span><text:span text:style-name="T2">.len</text:span><text:span text:style-name="T2">s.Cl</text:span><text:span text:style-name="T2">ockw</text:span><text:span text:style-name="T2">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48.180420297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13.749cm" svg:height="7.4cm" svg:x="2.901cm" svg:y="11.78cm">
          <text:p text:style-name="P1"><text:span text:style-name="T1">Projector</text:span></text:p>
          <text:p text:style-name="P1"><text:span text:style-name="T2">com.evolveum.midpo</text:span><text:span text:style-name="T2">int.model.impl.len</text:span><text:span text:style-name="T2">s.projector.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23.275344931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8.85cm" svg:height="7.419cm" svg:x="17.25cm" svg:y="11.781cm">
          <text:p text:style-name="P1"><text:span text:style-name="T1">Change Executor</text:span></text:p>
          <text:p text:style-name="P1"><text:span text:style-name="T2">com.evolveum.midpoi</text:span><text:span text:style-name="T2">nt.model.impl</text:span><text:span text:style-name="T2"><text:line-break/></text:span><text:span text:style-name="T2">.lens.ChangeExecuto</text:span><text:span text:style-name="T2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23.275344931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curve" svg:x1="4.451cm" svg:y1="3.35cm" svg:x2="6.652cm" svg:y2="8.18cm" draw:start-shape="id1" draw:start-glue-point="4" draw:end-shape="id2" draw:end-glue-point="4" svg:d="M4451 3350c0 3624 2201 1209 2201 4830" svg:viewBox="0 0 2202 4831">
          <text:p/>
        </draw:connector>
        <draw:custom-shape draw:style-name="gr7" draw:text-style-name="P6" draw:layer="layout" svg:width="10.349cm" svg:height="1.908cm" svg:x="3.55cm" svg:y="13.53cm">
          <text:p text:style-name="P1"><text:span text:style-name="T1">Inbound </text:span><text:span text:style-name="T1">Process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23.275344931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0.349cm" svg:height="1.909cm" svg:x="4.112cm" svg:y="14.38cm">
          <text:p text:style-name="P1"><text:span text:style-name="T1">Focus Process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23.275344931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0.349cm" svg:height="1.908cm" svg:x="4.58cm" svg:y="15.18cm">
          <text:p text:style-name="P1"><text:span text:style-name="T1">Assignment Process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23.275344931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0.349cm" svg:height="1.908cm" svg:x="5.095cm" svg:y="16.072cm">
          <text:p text:style-name="P1"><text:span text:style-name="T1">Outbound </text:span><text:span text:style-name="T1">Process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23.275344931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0.349cm" svg:height="1.908cm" svg:x="5.751cm" svg:y="16.88cm">
          <text:p text:style-name="P1"><text:span text:style-name="T1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23.275344931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curve" svg:x1="11.351cm" svg:y1="10.13cm" svg:x2="9.775cm" svg:y2="11.78cm" draw:start-shape="id2" draw:start-glue-point="7" draw:end-shape="id3" draw:end-glue-point="0" svg:d="M11351 10130c0 1239-1576 414-1576 1650" svg:viewBox="0 0 1577 1651">
          <text:p/>
        </draw:connector>
        <draw:connector draw:style-name="gr6" draw:text-style-name="P5" draw:layer="layout" draw:type="curve" svg:x1="18.148cm" svg:y1="10.13cm" svg:x2="21.675cm" svg:y2="11.781cm" draw:start-shape="id2" draw:start-glue-point="8" draw:end-shape="id4" draw:end-glue-point="0" svg:d="M18148 10130c0 1239 3527 414 3527 1651" svg:viewBox="0 0 3528 1652">
          <text:p/>
        </draw:connector>
        <draw:custom-shape draw:style-name="gr9" draw:text-style-name="P2" draw:layer="layout" svg:width="26.3cm" svg:height="12.12cm" svg:x="1.351cm" svg:y="22.08cm">
          <text:p text:style-name="P1"><text:span text:style-name="T1">Provisioning</text:span></text:p>
          <text:p text:style-name="P1"><text:span text:style-name="T2">com.evolveum.</text:span><text:span text:style-name="T2">midpoint.prov</text:span><text:span text:style-name="T2">isioning.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7.9523141654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5" draw:id="id5" draw:layer="layout" svg:width="24.451cm" svg:height="2.45cm" svg:x="2.049cm" svg:y="24.15cm">
          <draw:glue-point draw:id="4" svg:x="-3.118cm" svg:y="-5cm"/>
          <draw:glue-point draw:id="5" svg:x="3.221cm" svg:y="-5cm"/>
          <text:p text:style-name="P1"><text:span text:style-name="T1">P</text:span><text:span text:style-name="T1">r</text:span><text:span text:style-name="T1">o</text:span><text:span text:style-name="T1">v</text:span><text:span text:style-name="T1">i</text:span><text:span text:style-name="T1">s</text:span><text:span text:style-name="T1">i</text:span><text:span text:style-name="T1">o</text:span><text:span text:style-name="T1">n</text:span><text:span text:style-name="T1">i</text:span><text:span text:style-name="T1">n</text:span><text:span text:style-name="T1">g</text:span><text:span text:style-name="T1"> </text:span><text:span text:style-name="T1">I</text:span><text:span text:style-name="T1">m</text:span><text:span text:style-name="T1">p</text:span><text:span text:style-name="T1">l</text:span></text:p>
          <text:p text:style-name="P1"><text:span text:style-name="T2">c</text:span><text:span text:style-name="T2">o</text:span><text:span text:style-name="T2">m</text:span><text:span text:style-name="T2">.</text:span><text:span text:style-name="T2">e</text:span><text:span text:style-name="T2">v</text:span><text:span text:style-name="T2">o</text:span><text:span text:style-name="T2">l</text:span><text:span text:style-name="T2">v</text:span><text:span text:style-name="T2">e</text:span><text:span text:style-name="T2">u</text:span><text:span text:style-name="T2">m</text:span><text:span text:style-name="T2">.</text:span><text:span text:style-name="T2">m</text:span><text:span text:style-name="T2">i</text:span><text:span text:style-name="T2">d</text:span><text:span text:style-name="T2">p</text:span><text:span text:style-name="T2">o</text:span><text:span text:style-name="T2">i</text:span><text:span text:style-name="T2">n</text:span><text:span text:style-name="T2">t</text:span><text:span text:style-name="T2">.</text:span><text:span text:style-name="T2">p</text:span><text:span text:style-name="T2">r</text:span><text:span text:style-name="T2">o</text:span><text:span text:style-name="T2">v</text:span><text:span text:style-name="T2">i</text:span><text:span text:style-name="T2">s</text:span><text:span text:style-name="T2">i</text:span><text:span text:style-name="T2">o</text:span><text:span text:style-name="T2">n</text:span><text:span text:style-name="T2">i</text:span><text:span text:style-name="T2">n</text:span><text:span text:style-name="T2">g</text:span><text:span text:style-name="T2">.</text:span><text:span text:style-name="T2">i</text:span><text:span text:style-name="T2">m</text:span><text:span text:style-name="T2">p</text:span><text:span text:style-name="T2">l</text:span><text:span text:style-name="T2">.</text:span><text:span text:style-name="T2">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23.275344931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6" draw:id="id6" draw:layer="layout" svg:width="24.451cm" svg:height="5.6cm" svg:x="2.049cm" svg:y="28cm">
          <text:p text:style-name="P1"><text:span text:style-name="T1">ConnId Framework</text:span></text:p>
          <text:p text:style-name="P1"><text:span text:style-name="T2">org.identityconne</text:span><text:span text:style-name="T2">ctors.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23.275344931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curve" svg:x1="9.775cm" svg:y1="19.18cm" svg:x2="6.651cm" svg:y2="24.15cm" draw:start-shape="id3" draw:start-glue-point="2" draw:end-shape="id5" draw:end-glue-point="4" svg:d="M9775 19180c0 3729-3124 1244-3124 4970" svg:viewBox="0 0 3125 4971">
          <text:p/>
        </draw:connector>
        <draw:connector draw:style-name="gr6" draw:text-style-name="P5" draw:layer="layout" draw:type="curve" svg:x1="21.675cm" svg:y1="19.2cm" svg:x2="22.149cm" svg:y2="24.15cm" draw:start-shape="id4" draw:start-glue-point="2" draw:end-shape="id5" draw:end-glue-point="5" svg:d="M21675 19200c0 3712 474 1238 474 4950" svg:viewBox="0 0 475 4951">
          <text:p/>
        </draw:connector>
        <draw:connector draw:style-name="gr6" draw:text-style-name="P5" draw:layer="layout" draw:type="curve" svg:x1="14.274cm" svg:y1="26.6cm" svg:x2="14.274cm" svg:y2="28cm" draw:start-shape="id5" draw:start-glue-point="2" draw:end-shape="id6" draw:end-glue-point="0" svg:d="M14274 26600v1400" svg:viewBox="0 0 1 1401">
          <text:p/>
        </draw:connector>
        <draw:frame draw:style-name="gr12" draw:text-style-name="P7" draw:layer="layout" svg:width="1.768cm" svg:height="0.962cm" svg:x="9.35cm" svg:y="20.85cm">
          <draw:text-box>
            <text:p><text:span text:style-name="T3">r</text:span><text:span text:style-name="T3">e</text:span><text:span text:style-name="T3">a</text:span><text:span text:style-name="T3">d</text:span></text:p>
          </draw:text-box>
        </draw:frame>
        <draw:frame draw:style-name="gr12" draw:text-style-name="P7" draw:layer="layout" svg:width="1.84cm" svg:height="0.962cm" svg:x="21.932cm" svg:y="20.988cm">
          <draw:text-box>
            <text:p><text:span text:style-name="T3">write</text:span></text:p>
          </draw:text-box>
        </draw:frame>
        <draw:custom-shape draw:style-name="gr13" draw:text-style-name="P8" draw:layer="layout" svg:width="6.15cm" svg:height="3.45cm" svg:x="2.85cm" svg:y="29.65cm">
          <text:p text:style-name="P1"><text:span text:style-name="T1">LDAP Connector</text:span></text:p>
          <text:p text:style-name="P1"><text:span text:style-name="T2">com.evolveum.polygon</text:span><text:span text:style-name="T2"><text:line-break/></text:span><text:span text:style-name="T2">.connector.ldap.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23.275344931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6.15cm" svg:height="3.45cm" svg:x="9.7cm" svg:y="29.651cm">
          <text:p text:style-name="P1"><text:span text:style-name="T1">C</text:span><text:span text:style-name="T1">S</text:span><text:span text:style-name="T1">V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o</text:span><text:span text:style-name="T1">r</text:span></text:p>
          <text:p text:style-name="P1"><text:span text:style-name="T2">c</text:span><text:span text:style-name="T2">o</text:span><text:span text:style-name="T2">m</text:span><text:span text:style-name="T2">.</text:span><text:span text:style-name="T2">e</text:span><text:span text:style-name="T2">v</text:span><text:span text:style-name="T2">o</text:span><text:span text:style-name="T2">l</text:span><text:span text:style-name="T2">v</text:span><text:span text:style-name="T2">e</text:span><text:span text:style-name="T2">u</text:span><text:span text:style-name="T2">m</text:span><text:span text:style-name="T2">.</text:span><text:span text:style-name="T2">p</text:span><text:span text:style-name="T2">o</text:span><text:span text:style-name="T2">l</text:span><text:span text:style-name="T2">y</text:span><text:span text:style-name="T2">g</text:span><text:span text:style-name="T2">o</text:span><text:span text:style-name="T2">n</text:span><text:span text:style-name="T2"><text:line-break/></text:span><text:span text:style-name="T2">.</text:span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o</text:span><text:span text:style-name="T2">r</text:span><text:span text:style-name="T2">.</text:span><text:span text:style-name="T2">c</text:span><text:span text:style-name="T2">s</text:span><text:span text:style-name="T2">v</text:span><text:span text:style-name="T2">.</text:span><text:span text:style-name="T2">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23.275344931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6.15cm" svg:height="3.45cm" svg:x="16.45cm" svg:y="29.652cm">
          <text:p text:style-name="P1"><text:span text:style-name="T1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23.275344931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5.35cm" svg:height="0.85cm" svg:x="3.25cm" svg:y="31.8cm">
          <text:p text:style-name="P1"><text:span text:style-name="T1">Apache Directory A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23.275344931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1" draw:id="id1" draw:layer="layout" svg:width="26.3cm" svg:height="1.6cm" svg:x="1.35cm" svg:y="1.75cm">
          <draw:glue-point draw:id="4" svg:x="-3.821cm" svg:y="5cm"/>
          <text:p text:style-name="P1"><text:span text:style-name="T1">GUI Sub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95.06558400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ans1" fo:font-family="'Liberation Sans', Arial" style:font-family-generic="swiss" style:font-pitch="variable" fo:language="en" fo:country="US" style:letter-kerning="true" style:font-name-asian="DejaVu Sans1" style:font-family-asian="'DejaVu Sans'" style:font-family-generic-asian="roman" style:font-pitch-asian="variable" style:language-asian="hi" style:country-asian="IN" style:font-name-complex="Liberation Sans1" style:font-family-complex="'Liberation Sans', Arial" style:font-family-generic-complex="swiss" style:font-pitch-complex="variable" style:font-size-complex="12pt"/>
    </style:style>
    <style:style style:name="Heading_20_1" style:display-name="Heading 1" style:family="graphic">
      <style:paragraph-properties fo:margin-left="0cm" fo:margin-right="0cm" fo:margin-top="0.762cm" fo:margin-bottom="1.076cm" fo:text-indent="0cm" style:text-autospace="none"/>
      <style:text-properties style:font-name="Liberation Sans1" fo:font-family="'Liberation Sans', Arial" style:font-family-generic="swiss" style:font-pitch="variable" fo:font-size="24pt" fo:font-weight="bold" style:font-name-asian="FreeSans" style:font-family-asian="FreeSan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8cm" fo:margin-bottom="0.358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ff3333" style:font-name="Liberation Sans1" fo:font-family="'Liberation Sans', Arial" style:font-family-generic="swiss" style:font-pitch="variable" fo:font-size="14pt" fo:font-weight="bold" style:font-name-asian="FreeSans" style:font-family-asian="FreeSan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FreeSans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FreeSans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FreeSans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FreeSans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FreeSans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Teletyp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Quotation_20_attribution" style:display-name="Quotation attribution" style:family="graphic">
      <style:paragraph-properties fo:margin-left="11.201cm" fo:margin-right="1.748cm" fo:margin-top="0cm" fo:margin-bottom="1.792cm" fo:text-align="end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Quotations" style:family="graphic">
      <style:paragraph-properties fo:margin-left="11.201cm" fo:margin-right="1.748cm" fo:margin-top="0cm" fo:margin-bottom="0.268cm" fo:text-align="start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Inout_20_heading" style:display-name="Inout 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24pt" fo:font-weight="bold" style:font-name-asian="FreeSans" style:font-family-asian="FreeSans" style:font-pitch-asian="variable" style:font-size-asian="14pt" style:font-weight-asian="bold" style:font-weight-complex="bold"/>
    </style:style>
    <style:style style:name="Author" style:family="graphic">
      <style:paragraph-properties fo:margin-top="0cm" fo:margin-bottom="0.436cm" fo:line-height="120%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 style:font-size-complex="22pt"/>
    </style:style>
    <style:style style:name="Text_20_Body" style:display-name="Text Body" style:family="graphic">
      <style:paragraph-properties fo:margin-top="0cm" fo:margin-bottom="0.436cm" fo:line-height="120%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Preformatted_20_Text_20_Small" style:display-name="Preformatted Text Small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7pt" style:font-name-asian="Liberation Mono" style:font-family-asian="'Liberation Mono', 'Courier New'" style:font-family-generic-asian="modern" style:font-pitch-asian="fixed" style:font-size-asian="10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ts_20_3" style:display-name="Contents 3" style:family="graphic">
      <style:paragraph-properties style:text-autospace="none"/>
      <style:text-properties style:font-name="Liberation Sans1" fo:font-family="'Liberation Sans', Arial" style:font-family-generic="swiss" style:font-pitch="variable" style:font-name-asian="FreeSans1" style:font-family-asian="FreeSans" style:font-family-generic-asian="swiss"/>
    </style:style>
    <style:style style:name="Index" style:family="graphic">
      <style:paragraph-properties style:text-autospace="none"/>
      <style:text-properties style:font-name="Liberation Sans1" fo:font-family="'Liberation Sans', Arial" style:font-family-generic="swiss" style:font-pitch="variable" style:font-name-asian="FreeSans1" style:font-family-asian="FreeSans" style:font-family-generic-asian="swiss"/>
    </style:style>
    <style:style style:name="Contents_20_2" style:display-name="Contents 2" style:family="graphic">
      <style:paragraph-properties fo:margin-left="0.896cm" fo:margin-right="0cm" fo:text-indent="0cm" style:text-autospace="none"/>
      <style:text-properties style:font-name="Liberation Sans1" fo:font-family="'Liberation Sans', Arial" style:font-family-generic="swiss" style:font-pitch="variable" style:font-name-asian="FreeSans1" style:font-family-asian="FreeSans" style:font-family-generic-asian="swiss"/>
    </style:style>
    <style:style style:name="Contents_20_1" style:display-name="Contents 1" style:family="graphic">
      <style:paragraph-properties fo:margin-top="0.358cm" fo:margin-bottom="0cm" style:text-autospace="none"/>
      <style:text-properties style:font-name="Liberation Sans1" fo:font-family="'Liberation Sans', Arial" style:font-family-generic="swiss" style:font-pitch="variable" fo:font-weight="bold" style:font-name-asian="FreeSans1" style:font-family-asian="FreeSans" style:font-family-generic-asian="swiss" style:font-weight-asian="bold" style:font-weight-complex="bold"/>
    </style:style>
    <style:style style:name="Contents_20_Heading" style:display-name="Contents 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9.5pt" fo:font-weight="bold" style:font-name-asian="FreeSans" style:font-family-asian="FreeSans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style:font-name="Liberation Sans1" fo:font-family="'Liberation Sans', Arial" style:font-family-generic="swiss" style:font-pitch="variable" fo:font-weight="bold" style:font-weight-asian="bold" style:font-name-complex="Liberation Sans1" style:font-family-complex="'Liberation Sans', Arial" style:font-family-generic-complex="swiss" style:font-pitch-complex="variable" style:font-weight-complex="bold"/>
    </style:style>
    <style:style style:name="Table_20_Contents" style:display-name="Table Contents" style:family="graphic">
      <style:paragraph-properties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User_20_Index_20_Heading" style:display-name="User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Object_20_Index_20_Heading" style:display-name="Object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Addressee" style:family="graphic">
      <style:paragraph-properties fo:margin-top="0cm" fo:margin-bottom="0.187cm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Signature" style:family="graphic">
      <style:paragraph-properties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Sender" style:family="graphic">
      <style:paragraph-properties fo:margin-top="0cm" fo:margin-bottom="0.187cm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List_20_Heading" style:display-name="List Heading" style:family="graphic">
      <style:paragraph-properties fo:margin-left="0cm" fo:margin-right="0cm" fo:text-indent="0cm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Horizontal_20_Line" style:display-name="Horizontal Line" style:family="graphic">
      <style:paragraph-properties fo:margin-top="0cm" fo:margin-bottom="0.88cm" style:text-autospace="none"/>
      <style:text-properties style:font-name="Liberation Sans1" fo:font-family="'Liberation Sans', Arial" style:font-family-generic="swiss" style:font-pitch="variable" fo:font-size="6pt" style:font-size-asian="6pt" style:font-name-complex="Liberation Sans1" style:font-family-complex="'Liberation Sans', Arial" style:font-family-generic-complex="swiss" style:font-pitch-complex="variable" style:font-size-complex="6pt"/>
    </style:style>
    <style:style style:name="Header_20_Right" style:display-name="Header Right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Header_20_Left" style:display-name="Header Left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Frame_20_Contents" style:display-name="Frame Contents" style:family="graphic">
      <style:paragraph-properties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Caption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2pt"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Liberation Sans1" fo:font-family="'Liberation Sans', Arial" style:font-family-generic="swiss" style:font-pitch="variable" style:font-name-asian="FreeSans1" style:font-family-asian="FreeSans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0-12-22T14:36:36</meta:creation-date>
    <dc:date>2020-01-02T14:11:59.375031764</dc:date>
    <meta:editing-duration>P2DT9H9M58S</meta:editing-duration>
    <meta:editing-cycles>169</meta:editing-cycles>
    <meta:generator>LibreOffice/6.0.7.3$Linux_X86_64 LibreOffice_project/00m0$Build-3</meta:generator>
    <meta:document-statistic meta:object-count="26"/>
  </office:meta>
</office:document-meta>
</file>